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</office:automatic-styles>
  <office:body>
    <office:text text:use-soft-page-breaks="true">
      <text:p text:style-name="P1">Warehouse design for YTS etl pipeline</text:p>
      <text:p text:style-name="Normal"/>
      <text:h text:style-name="Heading1" text:outline-level="1">Available data:</text:h>
      <text:p text:style-name="Normal">Imdb code</text:p>
      <text:p text:style-name="Normal">Title</text:p>
      <text:p text:style-name="Normal">Title long</text:p>
      <text:p text:style-name="Normal">Year<text:s/></text:p>
      <text:p text:style-name="Normal">Rating<text:s/></text:p>
      <text:p text:style-name="Normal">Runtime</text:p>
      <text:p text:style-name="Normal">Genres</text:p>
      <text:p text:style-name="Normal">Date uploaded</text:p>
      <text:p text:style-name="Normal">And from imdb code we can extract further info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uhammad Abdullah</meta:initial-creator>
    <dc:creator>Muhammad Abdullah</dc:creator>
    <meta:creation-date>2022-04-28T12:29:00Z</meta:creation-date>
    <dc:date>2022-04-30T15:19:00Z</dc:date>
    <meta:template xlink:href="Normal.dotm" xlink:type="simple"/>
    <meta:editing-cycles>5</meta:editing-cycles>
    <meta:editing-duration>PT4560S</meta:editing-duration>
    <meta:document-statistic meta:page-count="1" meta:paragraph-count="1" meta:word-count="26" meta:character-count="174" meta:row-count="1" meta:non-whitespace-character-count="149"/>
  </office:meta>
</office:document-meta>
</file>